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8:53:25:845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7777">
            <text:p>77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2814">
            <text:p>28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90">
            <text:p>27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3879">
            <text:p>138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10857">
            <text:p>108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6694">
            <text:p>6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5436">
            <text:p>154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4028">
            <text:p>40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4344">
            <text:p>4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115">
            <text:p>1115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1/05/2014</text:date>, <text:time>19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2" meta:object-count="0"/>
    <meta:generator>OpenOffice/4.0.0$Win32 OpenOffice.org_project/400m3$Build-9702</meta:generator>
  </office:meta>
</office:document-meta>
</file>